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continuum</text:p>
          </table:table-cell>
          <table:table-cell table:number-columns-repeated="4"/>
          <table:table-cell office:value-type="string" calcext:value-type="string">
            <text:p>delta</text:p>
          </table:table-cell>
          <table:table-cell office:value-type="string" calcext:value-type="string">
            <text:p>f(x) = f(x-1) + f(x-2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formula="of:=([.B4]-[.B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/>
          <table:table-cell table:formula="of:=([.B5]-[.B4])" office:value-type="float" office:value="17" calcext:value-type="float">
            <text:p>17</text:p>
          </table:table-cell>
          <table:table-cell table:formula="of:=[.B3]+[.B4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table:formula="of:=([.B6]-[.B5])" office:value-type="float" office:value="28" calcext:value-type="float">
            <text:p>28</text:p>
          </table:table-cell>
          <table:table-cell table:formula="of:=[.B4]+[.B5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table:formula="of:=([.C6]+[.C5]+[.D7])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([.B7]-[.B6])" office:value-type="float" office:value="45" calcext:value-type="float">
            <text:p>45</text:p>
          </table:table-cell>
          <table:table-cell table:formula="of:=[.B5]+[.B6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formula="of:=([.C7]+[.C6]+[.D8])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B8]-[.B7])" office:value-type="float" office:value="72" calcext:value-type="float">
            <text:p>72</text:p>
          </table:table-cell>
          <table:table-cell table:formula="of:=[.B6]+[.B7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5" calcext:value-type="float">
            <text:p>305</text:p>
          </table:table-cell>
          <table:table-cell table:formula="of:=([.C8]+[.C7]+[.D9])"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([.B9]-[.B8])" office:value-type="float" office:value="116" calcext:value-type="float">
            <text:p>116</text:p>
          </table:table-cell>
          <table:table-cell table:formula="of:=[.B7]+[.B8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3" calcext:value-type="float">
            <text:p>493</text:p>
          </table:table-cell>
          <table:table-cell table:formula="of:=([.C9]+[.C8]+[.D10])"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([.B10]-[.B9])" office:value-type="float" office:value="188" calcext:value-type="float">
            <text:p>188</text:p>
          </table:table-cell>
          <table:table-cell table:formula="of:=[.B8]+[.B9]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8" calcext:value-type="float">
            <text:p>798</text:p>
          </table:table-cell>
          <table:table-cell table:formula="of:=([.C10]+[.C9]+[.D11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B11]-[.B10])" office:value-type="float" office:value="305" calcext:value-type="float">
            <text:p>305</text:p>
          </table:table-cell>
          <table:table-cell table:formula="of:=[.B9]+[.B10]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2" calcext:value-type="float">
            <text:p>1292</text:p>
          </table:table-cell>
          <table:table-cell table:formula="of:=([.C11]+[.C10]+[.D12])"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B12]-[.B11])" office:value-type="float" office:value="494" calcext:value-type="float">
            <text:p>494</text:p>
          </table:table-cell>
          <table:table-cell table:formula="of:=[.B10]+[.B11]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91" calcext:value-type="float">
            <text:p>2091</text:p>
          </table:table-cell>
          <table:table-cell table:formula="of:=([.C12]+[.C11]+[.D13])"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B13]-[.B12])" office:value-type="float" office:value="799" calcext:value-type="float">
            <text:p>799</text:p>
          </table:table-cell>
          <table:table-cell table:formula="of:=[.B11]+[.B12]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83" calcext:value-type="float">
            <text:p>3383</text:p>
          </table:table-cell>
          <table:table-cell table:formula="of:=([.C13]+[.C12]+[.D14])" office:value-type="float" office:value="3383" calcext:value-type="float">
            <text:p>338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B14]-[.B13])" office:value-type="float" office:value="1292" calcext:value-type="float">
            <text:p>1292</text:p>
          </table:table-cell>
          <table:table-cell table:formula="of:=[.B12]+[.B13]"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73" calcext:value-type="float">
            <text:p>5473</text:p>
          </table:table-cell>
          <table:table-cell table:formula="of:=([.C14]+[.C13]+[.D15])" office:value-type="float" office:value="5473" calcext:value-type="float">
            <text:p>5473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([.B15]-[.B14])" office:value-type="float" office:value="2090" calcext:value-type="float">
            <text:p>2090</text:p>
          </table:table-cell>
          <table:table-cell table:formula="of:=[.B13]+[.B14]"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55" calcext:value-type="float">
            <text:p>8855</text:p>
          </table:table-cell>
          <table:table-cell table:formula="of:=([.C15]+[.C14]+[.D16])" office:value-type="float" office:value="8855" calcext:value-type="float">
            <text:p>8855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([.B16]-[.B15])" office:value-type="float" office:value="3382" calcext:value-type="float">
            <text:p>3382</text:p>
          </table:table-cell>
          <table:table-cell table:formula="of:=[.B14]+[.B15]" office:value-type="float" office:value="8856" calcext:value-type="float">
            <text:p>8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28" calcext:value-type="float">
            <text:p>14328</text:p>
          </table:table-cell>
          <table:table-cell table:formula="of:=([.C16]+[.C15]+[.D17])" office:value-type="float" office:value="14328" calcext:value-type="float">
            <text:p>143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B17]-[.B16])" office:value-type="float" office:value="5473" calcext:value-type="float">
            <text:p>5473</text:p>
          </table:table-cell>
          <table:table-cell table:formula="of:=[.B15]+[.B16]" office:value-type="float" office:value="14328" calcext:value-type="float">
            <text:p>143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184" calcext:value-type="float">
            <text:p>23184</text:p>
          </table:table-cell>
          <table:table-cell table:formula="of:=([.C17]+[.C16]+[.D18])" office:value-type="float" office:value="23184" calcext:value-type="float">
            <text:p>231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B18]-[.B17])" office:value-type="float" office:value="8856" calcext:value-type="float">
            <text:p>8856</text:p>
          </table:table-cell>
          <table:table-cell table:formula="of:=[.B16]+[.B17]" office:value-type="float" office:value="23183" calcext:value-type="float">
            <text:p>23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513" calcext:value-type="float">
            <text:p>37513</text:p>
          </table:table-cell>
          <table:table-cell table:formula="of:=([.C18]+[.C17]+[.D19])" office:value-type="float" office:value="37513" calcext:value-type="float">
            <text:p>375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B19]-[.B18])" office:value-type="float" office:value="14329" calcext:value-type="float">
            <text:p>14329</text:p>
          </table:table-cell>
          <table:table-cell table:formula="of:=[.B17]+[.B18]" office:value-type="float" office:value="37512" calcext:value-type="float">
            <text:p>375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697" calcext:value-type="float">
            <text:p>60697</text:p>
          </table:table-cell>
          <table:table-cell table:formula="of:=([.C19]+[.C18]+[.D20])" office:value-type="float" office:value="60697" calcext:value-type="float">
            <text:p>6069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B20]-[.B19])" office:value-type="float" office:value="23184" calcext:value-type="float">
            <text:p>23184</text:p>
          </table:table-cell>
          <table:table-cell table:formula="of:=[.B18]+[.B19]" office:value-type="float" office:value="60697" calcext:value-type="float">
            <text:p>606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209" calcext:value-type="float">
            <text:p>98209</text:p>
          </table:table-cell>
          <table:table-cell table:formula="of:=([.C20]+[.C19]+[.D21])" office:value-type="float" office:value="98209" calcext:value-type="float">
            <text:p>98209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([.B21]-[.B20])" office:value-type="float" office:value="37512" calcext:value-type="float">
            <text:p>37512</text:p>
          </table:table-cell>
          <table:table-cell table:formula="of:=[.B19]+[.B20]" office:value-type="float" office:value="98210" calcext:value-type="float">
            <text:p>982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8905" calcext:value-type="float">
            <text:p>158905</text:p>
          </table:table-cell>
          <table:table-cell table:formula="of:=([.C21]+[.C20]+[.D22])" office:value-type="float" office:value="158905" calcext:value-type="float">
            <text:p>158905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7114" calcext:value-type="float">
            <text:p>257114</text:p>
          </table:table-cell>
          <table:table-cell table:formula="of:=([.C22]+[.C21]+[.D23])" office:value-type="float" office:value="257114" calcext:value-type="float">
            <text:p>2571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([.C23]+[.C22]+[.D24])" office:value-type="float" office:value="416020" calcext:value-type="float">
            <text:p>4160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([.C24]+[.C23]+[.D25])" office:value-type="float" office:value="673135" calcext:value-type="float">
            <text:p>6731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([.C25]+[.C24]+[.D26])" office:value-type="float" office:value="1089155" calcext:value-type="float">
            <text:p>10891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([.C26]+[.C25]+[.D27])" office:value-type="float" office:value="1762289" calcext:value-type="float">
            <text:p>1762289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([.C27]+[.C26]+[.D28])" office:value-type="float" office:value="2851443" calcext:value-type="float">
            <text:p>285144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([.C28]+[.C27]+[.D29])" office:value-type="float" office:value="4613732" calcext:value-type="float">
            <text:p>4613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([.C29]+[.C28]+[.D30])" office:value-type="float" office:value="7465176" calcext:value-type="float">
            <text:p>74651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([.C30]+[.C29]+[.D31])" office:value-type="float" office:value="12078909" calcext:value-type="float">
            <text:p>120789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([.C31]+[.C30]+[.D32])" office:value-type="float" office:value="19544085" calcext:value-type="float">
            <text:p>195440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([.C32]+[.C31]+[.D33])" office:value-type="float" office:value="31622993" calcext:value-type="float">
            <text:p>3162299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([.C33]+[.C32]+[.D34])" office:value-type="float" office:value="51167077" calcext:value-type="float">
            <text:p>51167077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([.C34]+[.C33]+[.D35])" office:value-type="float" office:value="82790070" calcext:value-type="float">
            <text:p>827900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([.C35]+[.C34]+[.D36])" office:value-type="float" office:value="133957148" calcext:value-type="float">
            <text:p>1339571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([.C36]+[.C35]+[.D37])" office:value-type="float" office:value="216747219" calcext:value-type="float">
            <text:p>2167472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([.C37]+[.C36]+[.D38])" office:value-type="float" office:value="350704367" calcext:value-type="float">
            <text:p>3507043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([.C38]+[.C37]+[.D39])" office:value-type="float" office:value="567451585" calcext:value-type="float">
            <text:p>567451585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([.C39]+[.C38]+[.D40])" office:value-type="float" office:value="918155951" calcext:value-type="float">
            <text:p>91815595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([.C40]+[.C39]+[.D41])" office:value-type="float" office:value="1485607536" calcext:value-type="float">
            <text:p>14856075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([.C41]+[.C40]+[.D42])" office:value-type="float" office:value="2403763488" calcext:value-type="float">
            <text:p>24037634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([.C42]+[.C41]+[.D43])" office:value-type="float" office:value="3889371025" calcext:value-type="float">
            <text:p>388937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([.C43]+[.C42]+[.D44])" office:value-type="float" office:value="6293134513" calcext:value-type="float">
            <text:p>62931345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([.C44]+[.C43]+[.D45])" office:value-type="float" office:value="10182505537" calcext:value-type="float">
            <text:p>10182505537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([.C45]+[.C44]+[.D46])" office:value-type="float" office:value="16475640049" calcext:value-type="float">
            <text:p>16475640049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0:17:16.855821863</meta:creation-date>
    <dc:date>2019-06-10T21:21:42.791833750</dc:date>
    <meta:editing-duration>PT11M13S</meta:editing-duration>
    <meta:editing-cycles>2</meta:editing-cycles>
    <meta:generator>LibreOffice/6.0.7.3$Linux_X86_64 LibreOffice_project/00m0$Build-3</meta:generator>
    <meta:document-statistic meta:table-count="1" meta:cell-count="191" meta:object-count="0"/>
  </office:meta>
</office:document-meta>
</file>